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8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1" draw:id="id11">
          <draw:glue-point draw:id="4" svg:x="-4.271cm" svg:y="-1.917cm"/>
          <draw:glue-point draw:id="5" svg:x="-4.229cm" svg:y="1.945cm"/>
          <draw:custom-shape draw:style-name="gr1" draw:text-style-name="P1" draw:layer="layout" svg:width="2.796cm" svg:height="2.563cm" draw:transform="rotate (1.5707963267949) translate (14.801cm 7.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2.384cm" svg:x="14.8cm" svg:y="5.072cm">
            <draw:text-box>
              <text:p>+</text:p>
              <text:p/>
              <text:p>-</text:p>
            </draw:text-box>
          </draw:frame>
        </draw:g>
        <draw:frame draw:style-name="gr3" draw:text-style-name="P3" draw:layer="layout" svg:width="1.8cm" svg:height="1.305cm" svg:x="14.3cm" svg:y="9.195cm">
          <draw:text-box>
            <text:p><text:span text:style-name="T1">V</text:span><text:span text:style-name="T2">CC</text:span></text:p>
          </draw:text-box>
        </draw:frame>
        <draw:g xml:id="id7" draw:id="id7">
          <draw:line draw:style-name="gr4" draw:text-style-name="P4" draw:layer="layout" svg:x1="15.207cm" svg:y1="18.172cm" svg:x2="11.2cm" svg:y2="18.197cm">
            <text:p/>
          </draw:line>
          <draw:line draw:style-name="gr4" draw:text-style-name="P4" draw:layer="layout" svg:x1="15.209cm" svg:y1="18.158cm" svg:x2="11.202cm" svg:y2="18.183cm">
            <text:p/>
          </draw:line>
          <draw:line draw:style-name="gr4" draw:text-style-name="P4" draw:layer="layout" svg:x1="12.294cm" svg:y1="18.726cm" svg:x2="14.285cm" svg:y2="18.726cm">
            <text:p/>
          </draw:line>
          <draw:line draw:style-name="gr4" draw:text-style-name="P4" draw:layer="layout" svg:x1="12.832cm" svg:y1="19.2cm" svg:x2="13.789cm" svg:y2="19.2cm">
            <text:p/>
          </draw:line>
          <draw:line draw:style-name="gr4" draw:text-style-name="P4" draw:layer="layout" svg:x1="13.256cm" svg:y1="18.138cm" svg:x2="13.272cm" svg:y2="16.915cm">
            <text:p/>
          </draw:line>
        </draw:g>
        <draw:g xml:id="id4" draw:id="id4">
          <draw:line draw:style-name="gr4" draw:text-style-name="P4" draw:layer="layout" svg:x1="17.462cm" svg:y1="12.49cm" svg:x2="17.252cm" svg:y2="13.074cm">
            <text:p/>
          </draw:line>
          <draw:line draw:style-name="gr4" draw:text-style-name="P4" draw:layer="layout" svg:x1="16.797cm" svg:y1="11.928cm" svg:x2="17.256cm" svg:y2="13.074cm">
            <text:p/>
          </draw:line>
          <draw:line draw:style-name="gr4" draw:text-style-name="P4" draw:layer="layout" svg:x1="15.914cm" svg:y1="11.905cm" svg:x2="15.472cm" svg:y2="13.093cm">
            <text:p/>
          </draw:line>
          <draw:line draw:style-name="gr4" draw:text-style-name="P4" draw:layer="layout" svg:x1="16.819cm" svg:y1="11.9cm" svg:x2="16.377cm" svg:y2="13.088cm">
            <text:p/>
          </draw:line>
          <draw:line draw:style-name="gr4" draw:text-style-name="P4" draw:layer="layout" svg:x1="15.895cm" svg:y1="11.913cm" svg:x2="16.354cm" svg:y2="13.059cm">
            <text:p/>
          </draw:line>
          <draw:line draw:style-name="gr4" draw:text-style-name="P4" draw:layer="layout" svg:x1="15.002cm" svg:y1="11.954cm" svg:x2="15.461cm" svg:y2="13.1cm">
            <text:p/>
          </draw:line>
          <draw:line draw:style-name="gr4" draw:text-style-name="P4" draw:layer="layout" svg:x1="15.01cm" svg:y1="12.011cm" svg:x2="14.8cm" svg:y2="12.595cm">
            <text:p/>
          </draw:line>
        </draw:g>
        <draw:frame draw:style-name="gr3" draw:text-style-name="P3" draw:layer="layout" svg:width="1.8cm" svg:height="1.305cm" svg:x="15.6cm" svg:y="13.1cm">
          <draw:text-box>
            <text:p><text:span text:style-name="T1">R</text:span><text:span text:style-name="T2">3</text:span></text:p>
          </draw:text-box>
        </draw:frame>
        <draw:frame draw:style-name="gr3" draw:text-style-name="P3" draw:layer="layout" svg:width="1.8cm" svg:height="1.305cm" svg:x="14.4cm" svg:y="1.8cm">
          <draw:text-box>
            <text:p><text:span text:style-name="T1">V</text:span><text:span text:style-name="T2">EE</text:span></text:p>
          </draw:text-box>
        </draw:frame>
        <draw:line draw:style-name="gr5" draw:text-style-name="P5" xml:id="id10" draw:id="id10" draw:layer="layout" svg:x1="14.8cm" svg:y1="5.6cm" svg:x2="13.7cm" svg:y2="5.6cm">
          <text:p/>
        </draw:line>
        <draw:custom-shape draw:style-name="gr6" draw:text-style-name="P6" xml:id="id1" draw:id="id1" draw:layer="layout" svg:width="1.842cm" svg:height="1.843cm" svg:x="15.158cm" svg:y="8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6.1cm" svg:y1="6.9cm" svg:x2="16.1cm" svg:y2="8cm">
          <text:p/>
        </draw:line>
        <draw:line draw:style-name="gr5" draw:text-style-name="P5" draw:layer="layout" svg:x1="16.1cm" svg:y1="5.5cm" svg:x2="16.1cm" svg:y2="4.8cm">
          <text:p/>
        </draw:line>
        <draw:custom-shape draw:style-name="gr6" draw:text-style-name="P6" draw:layer="layout" svg:width="1.842cm" svg:height="1.843cm" draw:transform="rotate (3.1403709231134) translate (16.999cm 4.8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15.502cm" svg:y1="1.852cm" svg:x2="16.602cm" svg:y2="1.852cm">
            <text:p/>
          </draw:line>
          <draw:line draw:style-name="gr4" draw:text-style-name="P4" draw:layer="layout" svg:x1="15.501cm" svg:y1="1.856cm" svg:x2="16.601cm" svg:y2="1.856cm">
            <text:p/>
          </draw:line>
          <draw:line draw:style-name="gr4" draw:text-style-name="P4" draw:layer="layout" svg:x1="16.302cm" svg:y1="1.667cm" svg:x2="15.756cm" svg:y2="1.663cm">
            <text:p/>
          </draw:line>
          <draw:line draw:style-name="gr4" draw:text-style-name="P4" draw:layer="layout" svg:x1="16.156cm" svg:y1="1.503cm" svg:x2="15.894cm" svg:y2="1.501cm">
            <text:p/>
          </draw:line>
          <draw:line draw:style-name="gr4" draw:text-style-name="P4" draw:layer="layout" svg:x1="16.037cm" svg:y1="1.868cm" svg:x2="16.029cm" svg:y2="2.288cm">
            <text:p/>
          </draw:line>
        </draw:g>
        <draw:line draw:style-name="gr5" draw:text-style-name="P7" draw:layer="layout" svg:x1="16.044cm" svg:y1="2.278cm" svg:x2="16.044cm" svg:y2="2.978cm">
          <text:p/>
        </draw:line>
        <draw:g xml:id="id2" draw:id="id2">
          <draw:line draw:style-name="gr4" draw:text-style-name="P4" draw:layer="layout" svg:x1="15.602cm" svg:y1="11.137cm" svg:x2="16.702cm" svg:y2="11.137cm">
            <text:p/>
          </draw:line>
          <draw:line draw:style-name="gr4" draw:text-style-name="P4" draw:layer="layout" svg:x1="15.601cm" svg:y1="11.132cm" svg:x2="16.701cm" svg:y2="11.132cm">
            <text:p/>
          </draw:line>
          <draw:line draw:style-name="gr4" draw:text-style-name="P4" draw:layer="layout" svg:x1="16.402cm" svg:y1="11.321cm" svg:x2="15.856cm" svg:y2="11.325cm">
            <text:p/>
          </draw:line>
          <draw:line draw:style-name="gr4" draw:text-style-name="P4" draw:layer="layout" svg:x1="16.256cm" svg:y1="11.485cm" svg:x2="15.994cm" svg:y2="11.487cm">
            <text:p/>
          </draw:line>
          <draw:line draw:style-name="gr4" draw:text-style-name="P4" draw:layer="layout" svg:x1="16.137cm" svg:y1="11.121cm" svg:x2="16.129cm" svg:y2="10.701cm">
            <text:p/>
          </draw:line>
        </draw:g>
        <draw:connector draw:style-name="gr7" draw:text-style-name="P1" draw:layer="layout" svg:x1="16.079cm" svg:y1="9.843cm" svg:x2="16.151cm" svg:y2="10.701cm" draw:start-shape="id1" draw:start-glue-point="8" draw:end-shape="id2" draw:end-glue-point="0" svg:d="M16079 9843v405h72v453" svg:viewBox="0 0 73 859">
          <text:p/>
        </draw:connector>
        <draw:g xml:id="id3" draw:id="id3">
          <draw:line draw:style-name="gr4" draw:text-style-name="P4" draw:layer="layout" svg:x1="13.309cm" svg:y1="16.062cm" svg:x2="12.725cm" svg:y2="15.852cm">
            <text:p/>
          </draw:line>
          <draw:line draw:style-name="gr4" draw:text-style-name="P4" draw:layer="layout" svg:x1="13.873cm" svg:y1="15.397cm" svg:x2="12.727cm" svg:y2="15.856cm">
            <text:p/>
          </draw:line>
          <draw:line draw:style-name="gr4" draw:text-style-name="P4" draw:layer="layout" svg:x1="13.895cm" svg:y1="14.514cm" svg:x2="12.707cm" svg:y2="14.072cm">
            <text:p/>
          </draw:line>
          <draw:line draw:style-name="gr4" draw:text-style-name="P4" draw:layer="layout" svg:x1="13.9cm" svg:y1="15.419cm" svg:x2="12.712cm" svg:y2="14.977cm">
            <text:p/>
          </draw:line>
          <draw:line draw:style-name="gr4" draw:text-style-name="P4" draw:layer="layout" svg:x1="13.888cm" svg:y1="14.495cm" svg:x2="12.742cm" svg:y2="14.954cm">
            <text:p/>
          </draw:line>
          <draw:line draw:style-name="gr4" draw:text-style-name="P4" draw:layer="layout" svg:x1="13.846cm" svg:y1="13.602cm" svg:x2="12.7cm" svg:y2="14.061cm">
            <text:p/>
          </draw:line>
          <draw:line draw:style-name="gr4" draw:text-style-name="P4" draw:layer="layout" svg:x1="13.789cm" svg:y1="13.61cm" svg:x2="13.205cm" svg:y2="13.4cm">
            <text:p/>
          </draw:line>
        </draw:g>
        <draw:connector draw:style-name="gr7" draw:text-style-name="P1" xml:id="id6" draw:id="id6" draw:layer="layout" svg:x1="13.3cm" svg:y1="13.4cm" svg:x2="14.8cm" svg:y2="12.5cm" draw:start-shape="id3" draw:start-glue-point="0" draw:end-shape="id4" draw:end-glue-point="3" svg:d="M13300 13400v-900h1500" svg:viewBox="0 0 1501 901">
          <text:p/>
        </draw:connector>
        <draw:line draw:style-name="gr5" draw:text-style-name="P5" xml:id="id5" draw:id="id5" draw:layer="layout" svg:x1="14.8cm" svg:y1="7cm" svg:x2="13.7cm" svg:y2="7cm">
          <text:p/>
        </draw:line>
        <draw:connector draw:style-name="gr7" draw:text-style-name="P1" draw:layer="layout" draw:line-skew="-2.75cm" svg:x1="13.7cm" svg:y1="7cm" svg:x2="13.3cm" svg:y2="12.5cm" draw:start-shape="id5" draw:start-glue-point="3" draw:end-shape="id6" draw:end-glue-point="0" svg:d="M13700 7000h-400v5500" svg:viewBox="0 0 401 5501">
          <text:p/>
        </draw:connector>
        <draw:frame draw:style-name="gr3" draw:text-style-name="P3" draw:layer="layout" svg:width="1.8cm" svg:height="1.305cm" svg:x="13.8cm" svg:y="14.095cm">
          <draw:text-box>
            <text:p><text:span text:style-name="T1">R</text:span><text:span text:style-name="T2">4</text:span></text:p>
          </draw:text-box>
        </draw:frame>
        <draw:connector draw:style-name="gr7" draw:text-style-name="P1" draw:layer="layout" svg:x1="13.3cm" svg:y1="16.062cm" svg:x2="13.204cm" svg:y2="16.915cm" draw:start-shape="id3" draw:start-glue-point="2" draw:end-shape="id7" draw:end-glue-point="0" svg:d="M13300 16062v427h-96v426" svg:viewBox="0 0 97 854">
          <text:p/>
        </draw:connector>
        <draw:g xml:id="id9" draw:id="id9">
          <draw:line draw:style-name="gr4" draw:text-style-name="P4" draw:layer="layout" svg:x1="9.171cm" svg:y1="6.4cm" svg:x2="9.171cm" svg:y2="4.9cm">
            <text:p/>
          </draw:line>
          <draw:line draw:style-name="gr4" draw:text-style-name="P4" draw:layer="layout" svg:x1="9.171cm" svg:y1="6.4cm" svg:x2="9.171cm" svg:y2="4.9cm">
            <text:p/>
          </draw:line>
          <draw:line draw:style-name="gr4" draw:text-style-name="P4" draw:layer="layout" svg:x1="9.821cm" svg:y1="6.4cm" svg:x2="9.821cm" svg:y2="4.9cm">
            <text:p/>
          </draw:line>
          <draw:line draw:style-name="gr4" draw:text-style-name="P4" draw:layer="layout" svg:x1="10.7cm" svg:y1="5.66cm" svg:x2="9.816cm" svg:y2="5.648cm">
            <text:p/>
          </draw:line>
          <draw:line draw:style-name="gr4" draw:text-style-name="P4" draw:layer="layout" svg:x1="9.184cm" svg:y1="5.66cm" svg:x2="8.3cm" svg:y2="5.648cm">
            <text:p/>
          </draw:line>
        </draw:g>
        <draw:g xml:id="id8" draw:id="id8">
          <draw:line draw:style-name="gr4" draw:text-style-name="P4" draw:layer="layout" svg:x1="11.209cm" svg:y1="12.262cm" svg:x2="10.625cm" svg:y2="12.052cm">
            <text:p/>
          </draw:line>
          <draw:line draw:style-name="gr4" draw:text-style-name="P4" draw:layer="layout" svg:x1="11.773cm" svg:y1="11.597cm" svg:x2="10.627cm" svg:y2="12.056cm">
            <text:p/>
          </draw:line>
          <draw:line draw:style-name="gr4" draw:text-style-name="P4" draw:layer="layout" svg:x1="11.795cm" svg:y1="10.714cm" svg:x2="10.607cm" svg:y2="10.272cm">
            <text:p/>
          </draw:line>
          <draw:line draw:style-name="gr4" draw:text-style-name="P4" draw:layer="layout" svg:x1="11.8cm" svg:y1="11.619cm" svg:x2="10.612cm" svg:y2="11.177cm">
            <text:p/>
          </draw:line>
          <draw:line draw:style-name="gr4" draw:text-style-name="P4" draw:layer="layout" svg:x1="11.788cm" svg:y1="10.695cm" svg:x2="10.642cm" svg:y2="11.154cm">
            <text:p/>
          </draw:line>
          <draw:line draw:style-name="gr4" draw:text-style-name="P4" draw:layer="layout" svg:x1="11.746cm" svg:y1="9.802cm" svg:x2="10.6cm" svg:y2="10.261cm">
            <text:p/>
          </draw:line>
          <draw:line draw:style-name="gr4" draw:text-style-name="P4" draw:layer="layout" svg:x1="11.689cm" svg:y1="9.81cm" svg:x2="11.105cm" svg:y2="9.6cm">
            <text:p/>
          </draw:line>
        </draw:g>
        <draw:connector draw:style-name="gr7" draw:text-style-name="P1" draw:layer="layout" draw:line-skew="2.311cm" svg:x1="11.2cm" svg:y1="12.262cm" svg:x2="13.204cm" svg:y2="16.915cm" draw:start-shape="id8" draw:start-glue-point="2" draw:end-shape="id7" draw:end-glue-point="0" svg:d="M11200 12262v4638h2004v15" svg:viewBox="0 0 2005 4654">
          <text:p/>
        </draw:connector>
        <draw:connector draw:style-name="gr7" draw:text-style-name="P1" draw:layer="layout" svg:x1="10.7cm" svg:y1="5.65cm" svg:x2="13.7cm" svg:y2="5.6cm" draw:start-shape="id9" draw:start-glue-point="1" draw:end-shape="id10" draw:end-glue-point="3" svg:d="M10700 5650h1525v-50h1475" svg:viewBox="0 0 3001 51">
          <text:p/>
        </draw:connector>
        <draw:connector draw:style-name="gr7" draw:text-style-name="P1" draw:layer="layout" svg:x1="11.2cm" svg:y1="9.6cm" svg:x2="10.7cm" svg:y2="5.65cm" draw:start-shape="id8" draw:start-glue-point="0" draw:end-shape="id9" draw:end-glue-point="1" svg:d="M11200 9600v-1600h50v-2350h-550" svg:viewBox="0 0 551 3951">
          <text:p/>
        </draw:connector>
        <draw:frame draw:style-name="gr3" draw:text-style-name="P3" draw:layer="layout" svg:width="1.8cm" svg:height="1.305cm" svg:x="8.8cm" svg:y="3.595cm">
          <draw:text-box>
            <text:p><text:span text:style-name="T1">C</text:span><text:span text:style-name="T2">1</text:span></text:p>
          </draw:text-box>
        </draw:frame>
        <draw:frame draw:style-name="gr8" draw:text-style-name="P8" draw:layer="layout" svg:width="1.281cm" svg:height="0.725cm" svg:x="12.3cm" svg:y="4.7cm">
          <draw:text-box>
            <text:p><text:span text:style-name="T3">plus</text:span></text:p>
          </draw:text-box>
        </draw:frame>
        <draw:frame draw:style-name="gr9" draw:text-style-name="P8" draw:layer="layout" svg:width="1.632cm" svg:height="0.725cm" svg:x="12.919cm" svg:y="6.3cm">
          <draw:text-box>
            <text:p><text:span text:style-name="T3">minus</text:span></text:p>
          </draw:text-box>
        </draw:frame>
        <draw:frame draw:style-name="gr10" draw:text-style-name="P8" draw:layer="layout" svg:width="1.281cm" svg:height="0.725cm" svg:x="17.819cm" svg:y="5.1cm">
          <draw:text-box>
            <text:p><text:span text:style-name="T3">rout</text:span></text:p>
          </draw:text-box>
        </draw:frame>
        <draw:frame draw:style-name="gr3" draw:text-style-name="P3" draw:layer="layout" svg:width="1.8cm" svg:height="1.305cm" svg:x="9.4cm" svg:y="10.295cm">
          <draw:text-box>
            <text:p><text:span text:style-name="T1">R</text:span><text:span text:style-name="T2">1</text:span></text:p>
          </draw:text-box>
        </draw:frame>
        <draw:connector draw:style-name="gr7" draw:text-style-name="P1" draw:layer="layout" draw:line-skew="0cm 5.242cm" svg:x1="8.3cm" svg:y1="5.65cm" svg:x2="13.204cm" svg:y2="16.915cm" draw:start-shape="id9" draw:start-glue-point="3" draw:end-shape="id7" draw:end-glue-point="0" svg:d="M8300 5650h-550v11250h5454v15" svg:viewBox="0 0 5455 11266">
          <text:p/>
        </draw:connector>
        <draw:custom-shape draw:style-name="gr6" draw:text-style-name="P6" xml:id="id14" draw:id="id14" draw:layer="layout" svg:width="1.842cm" svg:height="1.843cm" draw:transform="rotate (0.0109955742875643) translate (24.967cm 9.674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8cm" svg:height="1.305cm" svg:x="26.9cm" svg:y="9.995cm">
          <draw:text-box>
            <text:p><text:span text:style-name="T1">V</text:span><text:span text:style-name="T2">l</text:span></text:p>
          </draw:text-box>
        </draw:frame>
        <draw:g xml:id="id12" draw:id="id12">
          <draw:line draw:style-name="gr4" draw:text-style-name="P4" draw:layer="layout" svg:x1="21.762cm" svg:y1="6.19cm" svg:x2="21.552cm" svg:y2="6.774cm">
            <text:p/>
          </draw:line>
          <draw:line draw:style-name="gr4" draw:text-style-name="P4" draw:layer="layout" svg:x1="21.097cm" svg:y1="5.628cm" svg:x2="21.556cm" svg:y2="6.774cm">
            <text:p/>
          </draw:line>
          <draw:line draw:style-name="gr4" draw:text-style-name="P4" draw:layer="layout" svg:x1="20.214cm" svg:y1="5.605cm" svg:x2="19.772cm" svg:y2="6.793cm">
            <text:p/>
          </draw:line>
          <draw:line draw:style-name="gr4" draw:text-style-name="P4" draw:layer="layout" svg:x1="21.119cm" svg:y1="5.6cm" svg:x2="20.677cm" svg:y2="6.788cm">
            <text:p/>
          </draw:line>
          <draw:line draw:style-name="gr4" draw:text-style-name="P4" draw:layer="layout" svg:x1="20.195cm" svg:y1="5.613cm" svg:x2="20.654cm" svg:y2="6.759cm">
            <text:p/>
          </draw:line>
          <draw:line draw:style-name="gr4" draw:text-style-name="P4" draw:layer="layout" svg:x1="19.302cm" svg:y1="5.654cm" svg:x2="19.761cm" svg:y2="6.8cm">
            <text:p/>
          </draw:line>
          <draw:line draw:style-name="gr4" draw:text-style-name="P4" draw:layer="layout" svg:x1="19.31cm" svg:y1="5.711cm" svg:x2="19.1cm" svg:y2="6.295cm">
            <text:p/>
          </draw:line>
        </draw:g>
        <draw:connector draw:style-name="gr7" draw:text-style-name="P1" draw:layer="layout" svg:x1="17.365cm" svg:y1="6.202cm" svg:x2="19.1cm" svg:y2="6.2cm" draw:start-shape="id11" draw:start-glue-point="1" draw:end-shape="id12" draw:end-glue-point="3" svg:d="M17365 6202h843v-2h892" svg:viewBox="0 0 1736 3">
          <text:p/>
        </draw:connector>
        <draw:connector draw:style-name="gr7" draw:text-style-name="P1" draw:layer="layout" svg:x1="17.462cm" svg:y1="12.5cm" svg:x2="19.1cm" svg:y2="6.2cm" draw:start-shape="id4" draw:start-glue-point="1" draw:end-shape="id12" draw:end-glue-point="3" svg:d="M17462 12500h819v-6300h819" svg:viewBox="0 0 1639 6301">
          <text:p/>
        </draw:connector>
        <draw:g xml:id="id13" draw:id="id13">
          <draw:line draw:style-name="gr4" draw:text-style-name="P4" draw:layer="layout" svg:x1="22.35cm" svg:y1="10.221cm" svg:x2="23.85cm" svg:y2="10.221cm">
            <text:p/>
          </draw:line>
          <draw:line draw:style-name="gr4" draw:text-style-name="P4" draw:layer="layout" svg:x1="22.35cm" svg:y1="10.221cm" svg:x2="23.85cm" svg:y2="10.221cm">
            <text:p/>
          </draw:line>
          <draw:line draw:style-name="gr4" draw:text-style-name="P4" draw:layer="layout" svg:x1="22.35cm" svg:y1="10.871cm" svg:x2="23.85cm" svg:y2="10.871cm">
            <text:p/>
          </draw:line>
          <draw:line draw:style-name="gr4" draw:text-style-name="P4" draw:layer="layout" svg:x1="23.09cm" svg:y1="11.75cm" svg:x2="23.102cm" svg:y2="10.866cm">
            <text:p/>
          </draw:line>
          <draw:line draw:style-name="gr4" draw:text-style-name="P4" draw:layer="layout" svg:x1="23.09cm" svg:y1="10.234cm" svg:x2="23.102cm" svg:y2="9.35cm">
            <text:p/>
          </draw:line>
        </draw:g>
        <draw:connector draw:style-name="gr7" draw:text-style-name="P1" draw:layer="layout" svg:x1="21.762cm" svg:y1="6.2cm" svg:x2="23.1cm" svg:y2="9.35cm" draw:start-shape="id12" draw:start-glue-point="1" draw:end-shape="id13" draw:end-glue-point="0" svg:d="M21762 6200h1338v3150" svg:viewBox="0 0 1339 3151">
          <text:p/>
        </draw:connector>
        <draw:connector draw:style-name="gr7" draw:text-style-name="P1" draw:layer="layout" svg:x1="21.762cm" svg:y1="6.2cm" svg:x2="25.888cm" svg:y2="9.664cm" draw:start-shape="id12" draw:start-glue-point="1" draw:end-shape="id14" draw:end-glue-point="4" svg:d="M21762 6200h4126v3464" svg:viewBox="0 0 4127 3465">
          <text:p/>
        </draw:connector>
        <draw:frame draw:style-name="gr3" draw:text-style-name="P3" draw:layer="layout" svg:width="1.8cm" svg:height="1.305cm" svg:x="20.9cm" svg:y="9.8cm">
          <draw:text-box>
            <text:p><text:span text:style-name="T1">C</text:span><text:span text:style-name="T2">2</text:span></text:p>
          </draw:text-box>
        </draw:frame>
        <draw:connector draw:style-name="gr7" draw:text-style-name="P1" draw:layer="layout" draw:line-skew="2.567cm" svg:x1="23.1cm" svg:y1="11.75cm" svg:x2="13.204cm" svg:y2="16.915cm" draw:start-shape="id13" draw:start-glue-point="2" draw:end-shape="id7" svg:d="M23100 11750v5150h-9896v15" svg:viewBox="0 0 9897 5166">
          <text:p/>
        </draw:connector>
        <draw:connector draw:style-name="gr7" draw:text-style-name="P1" draw:layer="layout" draw:line-skew="2.713cm" svg:x1="25.908cm" svg:y1="11.508cm" svg:x2="13.204cm" svg:y2="16.915cm" draw:start-shape="id14" draw:start-glue-point="8" draw:end-shape="id7" draw:end-glue-point="0" svg:d="M25908 11508v5392h-12704v15" svg:viewBox="0 0 12705 5408">
          <text:p/>
        </draw:connector>
        <draw:frame draw:style-name="gr10" draw:text-style-name="P8" draw:layer="layout" svg:width="1.281cm" svg:height="0.725cm" svg:x="22.9cm" svg:y="5.2cm">
          <draw:text-box>
            <text:p><text:span text:style-name="T3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8T23:15:16.117263551</dc:date>
    <meta:editing-duration>PT1H20M19S</meta:editing-duration>
    <meta:editing-cycles>26</meta:editing-cycles>
    <meta:generator>LibreOffice/6.4.7.2$Linux_X86_64 LibreOffice_project/40$Build-2</meta:generator>
    <meta:document-statistic meta:object-count="99"/>
  </office:meta>
</office:document-meta>
</file>